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RIPT – SME PRESENTATION – PASSWORD MANAGERS</text:p>
      <text:p text:style-name="Standard"/>
      <text:p text:style-name="Standard"/>
      <text:p text:style-name="P2">TITLE SLIDE</text:p>
      <text:p text:style-name="Standard"/>
      <text:p text:style-name="Standard"></text:p>
      <text:p text:style-name="Standard">Briefly state the purpose of the presentation</text:p>
      <text:p text:style-name="Standard">Go over the different sections</text:p>
      <text:p text:style-name="Standard"></text:p>
      <text:p text:style-name="Standard"/>
      <text:p text:style-name="P1"><text:tab/><text:span text:style-name="T2">WHAT IS A PASSWORD MANAGER</text:span></text:p>
      <text:p text:style-name="Standard"></text:p>
      <text:p text:style-name="Standard">- A password manager is a software application that helps a user store and organize passwords. </text:p>
      <text:p text:style-name="Standard"></text:p>
      <text:p text:style-name="Standard">- Also called a password vault or virtual safe</text:p>
      <text:p text:style-name="Standard"></text:p>
      <text:p text:style-name="Standard">- Core functionality of a password manager is to securely store large collections of passwords in a single location or in some cases multiple sychronized locations</text:p>
      <text:p text:style-name="Standard"></text:p>
      <text:p text:style-name="Standard">- Usually stores the passwords encrypted, requiring the user to create a master password; a single, ideally very strong password which grants the user access to their entire password database.</text:p>
      <text:p text:style-name="Standard"></text:p>
      <text:p text:style-name="Standard">- Some password managers store passwords on the user's computer, whereas others store the data utilizing a cloud</text:p>
      <text:p text:style-name="Standard"></text:p>
      <text:p text:style-name="Standard">- Many provide additional features beyond the core functionality such as form filling and password generation and securing information that is deemed sensitive enough.</text:p>
      <text:p text:style-name="Standard"></text:p>
      <text:p text:style-name="Standard"></text:p>
      <text:p text:style-name="P1"><text:span text:style-name="T2">HOW DOES IT WORK?</text:span></text:p>
      <text:p text:style-name="P1"><text:span text:style-name="T2"/></text:p>
      <text:p text:style-name="Standard">-The more common managers would encorporate this scheme. <text:s/>Using a central database stored in a cloud to store all usernames and password for various sites within a cloud based environment. <text:s/></text:p>
      <text:p text:style-name="Standard"></text:p>
      <text:p text:style-name="Standard">-The database would also be stored locally on the users computer, in the event that you cannot access the online database. <text:s/>Once able to access it, your new information would sync to the cloud.</text:p>
      <text:p text:style-name="Standard"></text:p>
      <text:p text:style-name="Standard">-They rely on encryption for data protection, where the encryption/decryption process is done locally using a key <text:s/>that is generated by a combination of the username and/or the master password entered by the user. </text:p>
      <text:p text:style-name="Standard"></text:p>
      <text:p text:style-name="Standard">- It's important to know that the master username and password is not stored on the cloud server with the rest of the collection, only the hashed format is so that they can verify who you are. <text:s/>So even the provider of the service does not know the key credentials</text:p>
      <text:p text:style-name="Standard"><text:soft-page-break/></text:p>
      <text:p text:style-name="Standard"/>
      <text:p text:style-name="Standard"/>
      <text:p text:style-name="Standard"/>
      <text:p text:style-name="P2">TYPES OF MANAGERS</text:p>
      <text:p text:style-name="Standard"></text:p>
      <text:p text:style-name="Standard">Password managers can be found as one or a combination of these types below</text:p>
      <text:p text:style-name="Standard"></text:p>
      <text:p text:style-name="P4">Desktop or Stand alone</text:p>
      <text:p text:style-name="Standard"></text:p>
      <text:p text:style-name="Standard">Managers that store passwords only on a computer hard drive. <text:s/>They would store the password information inside of an encrypted ( or possibly unencrypted ) file or database. <text:s/></text:p>
      <text:p text:style-name="Standard"></text:p>
      <text:p text:style-name="P4">Embedded security hardware </text:p>
      <text:p text:style-name="Standard"></text:p>
      <text:p text:style-name="Standard">A type of manager that uses hardware to save and encrypt your sensitive data through the <text:tab/>use of software that interacts with it. <text:s/>It's purpose is to keep the datat out of reach from malware or anything software based.</text:p>
      <text:p text:style-name="Standard"><text:tab/></text:p>
      <text:p text:style-name="P4">Portable</text:p>
      <text:p text:style-name="Standard"></text:p>
      <text:p text:style-name="Standard">Managers that are used on a mobile device, such as a PDA, smart phone, or as a <text:tab/> <text:s text:c="2"/><text:tab/> <text:s text:c="2"/>portable application on a USB memory stick. <text:s/></text:p>
      <text:p text:style-name="Standard"><text:tab/></text:p>
      <text:p text:style-name="Standard">A unique USB manager is called MyLOK that has a 36KB EEPROM memory chip ( about 300 passwords ) that is secured by an onboard cryptographic processor. <text:s/>If the processor is tampered with the USB key deletes all information and is rendered useless.</text:p>
      <text:p text:style-name="Standard"></text:p>
      <text:p text:style-name="P4">Token</text:p>
      <text:p text:style-name="Standard"></text:p>
      <text:p text:style-name="Standard">A manager that uses a security token, usually offering multi-factor authentication by combining access control mechanisms - <text:s/>"something the user has" (smart card or USB stick) , "something the user knows" (PIN or password) and/or "something the user is" (biometrics - such as a fingerprint, hand, retina, or face scanner).</text:p>
      <text:p text:style-name="Standard"></text:p>
      <text:p text:style-name="P4">Web-based &amp; Cloud-based </text:p>
      <text:p text:style-name="Standard"></text:p>
      <text:p text:style-name="Standard">Online password manager where credentials are stored on a service provider's servers on the Internet, but handled by password management software running on the client's machine.</text:p>
      <text:p text:style-name="Standard"></text:p>
      <text:p text:style-name="P4">Stateless</text:p>
      <text:p text:style-name="Standard"></text:p>
      <text:p text:style-name="Standard">Passwords are generated on the fly from a master passphrase and a tag using a key derivation function or KDF that is used in cryptography. <text:s/>No password information is<text:tab/>stored either online , locally or cloud based.</text:p>
      <text:p text:style-name="Standard"></text:p>
      <text:p text:style-name="Standard"/>
      <text:p text:style-name="P2"><text:soft-page-break/>ADVANTAGES &amp; DISADVANTAGES</text:p>
      <text:p text:style-name="Standard"></text:p>
      <text:p text:style-name="Standard">Listed here are some advantages and disadvantages of password managers. <text:s/>I'll go over a couple with you.</text:p>
      <text:p text:style-name="Standard"/>
      <text:p text:style-name="P4">ADVANTAGES</text:p>
      <text:p text:style-name="Standard"/>
      <text:p text:style-name="Standard"><text:tab/>Ease of Use</text:p>
      <text:p text:style-name="Standard"/>
      <text:p text:style-name="Standard"><text:tab/>You don't have to remember your collection of passwords. <text:s/>Only a single master password and </text:p>
      <text:p text:style-name="Standard"><text:tab/>then you have access to the entire basket.</text:p>
      <text:p text:style-name="Standard"/>
      <text:p text:style-name="Standard"><text:tab/>Defense against phishing / pharming</text:p>
      <text:p text:style-name="Standard"/>
      <text:p text:style-name="Standard"><text:tab/>Password managers can also be used as a defense against phishing and pharming. Unlike human <text:tab/>beings, a password manager program can also incorporate an automated login script that first <text:tab/>compares the current site's URL to the stored site's URL. If the two don't match then the <text:tab/>password manager does not automatically fill in the login fields. This is intended as a safeguard <text:tab/>against visual imitations and look-alike websites.</text:p>
      <text:p text:style-name="Standard"></text:p>
      <text:p text:style-name="P4">DISADVANTAGES</text:p>
      <text:p text:style-name="Standard"></text:p>
      <text:p text:style-name="Standard"><text:tab/>Cannot protect against man-in-the-browser attacks</text:p>
      <text:p text:style-name="Standard"/>
      <text:p text:style-name="Standard"><text:tab/>Man in the browser attacks are similiar to man in the middle attacks. <text:s/>A trojan horse is used to i<text:tab/>ntercept and manipulate transactions between the browser's executable and the security features. <text:s/><text:tab/>So no form of SSL/Private Key or Multi factor authentication is going to help</text:p>
      <text:p text:style-name="Standard"><text:tab/>master password is discovered by keystroke logging malware.</text:p>
      <text:p text:style-name="Standard"></text:p>
      <text:p text:style-name="Standard"><text:tab/>Keylogging</text:p>
      <text:p text:style-name="Standard"/>
      <text:p text:style-name="Standard"><text:tab/>Keyloggers can be a disadvantage as well as an advantage. <text:s/>They cannot log the autofill <text:tab/>functionality of a password manager because they do not use keystrokes to fill data, <text:s/>but the <text:tab/>master password could be subjected to a keylogger. <text:s/>Most PM's have a virtual keyboard to <text:tab/>bypass this vulnerability.</text:p>
      <text:p text:style-name="Standard"></text:p>
      <text:p text:style-name="P2">OVERVIEW WITH LASTPASS</text:p>
      <text:p text:style-name="Standard"></text:p>
      <text:p text:style-name="Standard">- It's a Freemium Based Model and Cloud Based</text:p>
      <text:p text:style-name="Standard"></text:p>
      <text:p text:style-name="Standard">First worked together developing integrated VoIP (voice over the Internet) and e-commerce technology at eStara, Inc.</text:p>
      <text:p text:style-name="Standard"/>
      <text:p text:style-name="Standard">- Their clients include leading e-commerce and financial services brands like Amazon, HSBC, Dell, TD Canada Trust, American Express and Yahoo. </text:p>
      <text:p text:style-name="Standard"></text:p>
      <text:p text:style-name="Standard"></text:p>
      <text:p text:style-name="P2"><text:soft-page-break/>SYSTEM REQUIREMENTS</text:p>
      <text:p text:style-name="Standard"></text:p>
      <text:p text:style-name="Standard">- Slide to show system requirements</text:p>
      <text:p text:style-name="Standard"></text:p>
      <text:p text:style-name="P2">LASTPASS FEATURES</text:p>
      <text:p text:style-name="Standard"></text:p>
      <text:p text:style-name="Standard">- Has all the basic features of the LastPass application are free, while advanced features like</text:p>
      <text:p text:style-name="Standard"><text:tab/>support for mobile devices are part of LastPass Premium for $1/month. </text:p>
      <text:p text:style-name="Standard"></text:p>
      <text:p text:style-name="Standard"></text:p>
      <text:p text:style-name="P2">BRIEF VIEW OF LASTPASS</text:p>
      <text:p text:style-name="Standard"></text:p>
      <text:p text:style-name="Standard">-LastPass uses the Advanced Encryption Standard (AES 256-bit ) government level encryption with a key derivation function ( PBKDF2 ) to encrypt all online and offline sensitive information stored with your account </text:p>
      <text:p text:style-name="Standard"></text:p>
      <text:p text:style-name="Standard">- <text:s/>The standard version of PBKDF2 uses SHA-1 but LastPass uses SHA-256 because it is a slower hash and more resistant to brute force. <text:s/>You have the option to also set the number of rounds between 5,000 to 200,000 but they don't recommend anything over 10,000, otherwise there may be login issues.</text:p>
      <text:p text:style-name="Standard"></text:p>
      <text:p text:style-name="Standard">-The key used to encrypt and decrypt this information is based on your master password. <text:s/>After they complete X number of rounds using PBKDF2, <text:s/>lastpass uses that for the private key and then runs further rounds to hash the value and that is sent to their servers to allow verification.</text:p>
      <text:p text:style-name="Standard"></text:p>
      <text:p text:style-name="P1"><text:span text:style-name="T2">SECURITY ISSUES</text:span></text:p>
      <text:p text:style-name="Standard"></text:p>
      <text:p text:style-name="Standard">So you've heard me talk about what PM's are, what kinds are out there and an overview on a one in particular. <text:s/>You might be wondering " well that's very nice. <text:s/>how safe can a password manager possibly be? "</text:p>
      <text:p text:style-name="Standard"></text:p>
      <text:p text:style-name="Standard">Encryption techniques used by password managers that safeguard your data are </text:p>
      <text:p text:style-name="Standard">extremely robust as we covered with lastpass and other password managers.</text:p>
      <text:p text:style-name="Standard"></text:p>
      <text:p text:style-name="Standard">But what about the methods that they use after your private data is unencrypted and utilized out in the open? <text:s/>We'll take a look at <text:s/>the autofill feature in particular. <text:s/></text:p>
      <text:p text:style-name="Standard"></text:p>
      <text:p text:style-name="Standard">( PICTURE YOURSELF... ) Your at Tim's on a laptop with a password manager that autofills your passwords for you. <text:s/>Mr. Evil Coffee Shop Attacker ( who you don't know is here as well ) has control of the WiFi and it actively monitoring for password information. <text:s/>There is no malware involved.</text:p>
      <text:p text:style-name="Standard"></text:p>
      <text:p text:style-name="Standard"/>
      <text:p text:style-name="Standard"/>
      <text:p text:style-name="Standard"/>
      <text:p text:style-name="Standard"/>
      <text:p text:style-name="Standard"/>
      <text:p text:style-name="P1"><text:soft-page-break/><text:span text:style-name="T2">SWEEP ATTACKS</text:span></text:p>
      <text:p text:style-name="Standard"></text:p>
      <text:p text:style-name="Standard">- Sweep attacks are a form of XSS that work to steal the information that is autofilled by a password manager. <text:s/>And this can be done without the user ever visiting the actual site on the device with the manager. It's generally done in three steps. <text:s/></text:p>
      <text:p text:style-name="Standard"></text:p>
      <text:p text:style-name="Standard"><text:tab/>1 - Force the user to visit the attackers page at the target site chosen by the user</text:p>
      <text:p text:style-name="Standard"><text:tab/>2 - Inject Javascript code into the target site</text:p>
      <text:p text:style-name="Standard"><text:tab/>3 - Javascript code extracts passwords for the attacker</text:p>
      <text:p text:style-name="Standard"></text:p>
      <text:p text:style-name="Standard">Three types of sweep attacks are listed here</text:p>
      <text:p text:style-name="Standard"></text:p>
      <text:p text:style-name="Standard">*** IFRAME SWEEP ATTACK - </text:p>
      <text:p text:style-name="Standard"><text:tab/>- Attacker targets the landing page of the router and uses invisible iframes pointing to different<text:tab/>target sites</text:p>
      <text:p text:style-name="Standard"><text:tab/>- Does this via control of the router to inject a login form and javascript</text:p>
      <text:p text:style-name="Standard"><text:tab/>into each iframe</text:p>
      <text:p text:style-name="Standard"><text:tab/>- This requires the target site to be vulnerable ( landing page in this case served via HTTP <text:tab/>instead of HTTPS )</text:p>
      <text:p text:style-name="Standard"><text:tab/>- Your password manager populates all the login forms in the iframes without you</text:p>
      <text:p text:style-name="Standard"><text:tab/> knowing and javascript extracts the credentials for the attacker</text:p>
      <text:p text:style-name="Standard"></text:p>
      <text:p text:style-name="Standard">*** REDIRECT SWEEP ATTACK -</text:p>
      <text:p text:style-name="Standard"><text:tab/>- You connect to the network</text:p>
      <text:p text:style-name="Standard"><text:tab/>- A HTTP request is sent to you to redirect to a vulnerable page of the attackers choosing</text:p>
      <text:p text:style-name="Standard"><text:tab/>- You receive it, <text:s/>get redirected</text:p>
      <text:p text:style-name="Standard"><text:tab/>- Attacker injects login form and javascript</text:p>
      <text:p text:style-name="Standard"><text:tab/>- Javascript hides the fact that the site you are visiting is actually the attackers site by <text:tab/><text:tab/>disguising the page ( hiding the html between the body tags )</text:p>
      <text:p text:style-name="Standard"><text:tab/>- Password manager autofills on the attacker site and javascript captures</text:p>
      <text:list xml:id="list2454880868919693797" text:style-name="L2">
        <text:list-item>
          <text:list>
            <text:list-item>
              <text:p text:style-name="P7">Repeats with another HTTP request, hides page, captures.</text:p>
            </text:list-item>
            <text:list-item>
              <text:p text:style-name="P7">Only very small indications of this are present in the address bar so can be overlooked</text:p>
            </text:list-item>
          </text:list>
        </text:list-item>
      </text:list>
      <text:list xml:id="list7472501053464993023" text:style-name="L1">
        <text:list-item>
          <text:list>
            <text:list-header>
              <text:p text:style-name="P6">quite easily.</text:p>
            </text:list-header>
          </text:list>
        </text:list-item>
      </text:list>
      <text:p text:style-name="Standard"></text:p>
      <text:p text:style-name="Standard">*** WINDOW SWEEP ATTACK</text:p>
      <text:p text:style-name="Standard"><text:tab/>- Similiar to the iFRAME sweep attack</text:p>
      <text:p text:style-name="Standard"><text:tab/>- Uses windows instead of iFrames</text:p>
      <text:list xml:id="list2458726834091827326" text:style-name="L4">
        <text:list-item>
          <text:list>
            <text:list-item>
              <text:p text:style-name="P9">If you have a popup blocker, attacker will try to trick you into disabling your popup</text:p>
              <text:p text:style-name="P9">blocker by... requiring you to allow the window in order to get internet access.</text:p>
            </text:list-item>
          </text:list>
        </text:list-item>
      </text:list>
      <text:p text:style-name="Standard"><text:tab/>- It can be more noticeable but can also be disguised with Javascript</text:p>
      <text:p text:style-name="Standard"></text:p>
      <text:p text:style-name="P2"/>
      <text:p text:style-name="P2"/>
      <text:p text:style-name="P2"/>
      <text:p text:style-name="P2"/>
      <text:p text:style-name="P2"><text:soft-page-break/>CODE</text:p>
      <text:p text:style-name="Standard"></text:p>
      <text:p text:style-name="Standard">This is some javascript code that could be used in the sweep attacks. <text:s/>One for capturing and extracting the information. <text:s/>The other is for redirection</text:p>
      <text:p text:style-name="Standard"></text:p>
      <text:p text:style-name="P5"><text:span text:style-name="T1">POSSIBLE FIXES</text:span></text:p>
      <text:p text:style-name="Standard"></text:p>
      <text:p text:style-name="Standard">Despite sweep attacks, the autofill feature is a very convenient feature to have with a password manager. Something needs to be done in order to make it more secure for use though. <text:s/>We'll go over a few things.</text:p>
      <text:p text:style-name="Standard"></text:p>
      <text:p text:style-name="Standard"><text:tab/>Forcing user interaction</text:p>
      <text:list xml:id="list119274674437329929" text:style-name="L3">
        <text:list-item>
          <text:p text:style-name="P8">The PM could show the domain name being autofilled. <text:s/>Limits the chance of the user filling the form without meaning to do it. <text:s/>Would require a manual action to proceed</text:p>
        </text:list-item>
        <text:list-item>
          <text:p text:style-name="P8">The password manager should refuse to autofill any sites with broken HTTPS ( having bad certificates )</text:p>
        </text:list-item>
        <text:list-item>
          <text:p text:style-name="P8">Disable Autofill altogether</text:p>
        </text:list-item>
      </text:list>
      <text:p text:style-name="Standard"><text:tab/>Minimizing user inconvenience. </text:p>
      <text:p text:style-name="Standard"><text:tab/><text:tab/>To minimize inconvenience for disabling autfill, <text:s/>you could implement </text:p>
      <text:p text:style-name="Standard"><text:tab/><text:tab/>" autofill-and-submit ". <text:s/>Instead of the autofill happening and then user clicks on</text:p>
      <text:p text:style-name="Standard"><text:tab/><text:tab/>the submit button, all interaction could be done through the password manager.</text:p>
      <text:p text:style-name="Standard"><text:tab/><text:tab/>This would be similiar to a complete manual entry.</text:p>
      <text:p text:style-name="Standard"><text:tab/>Secure Filling</text:p>
      <text:p text:style-name="Standard"><text:tab/><text:tab/>- A password manager would store the form action along with the username and</text:p>
      <text:p text:style-name="Standard"><text:tab/><text:tab/>the password information at the time it is saved ( so after initial manual entry )</text:p>
      <text:p text:style-name="Standard"><text:tab/><text:tab/>- When the form is autofilled afterwards, the fields become unreadable by</text:p>
      <text:p text:style-name="Standard"><text:tab/><text:tab/>javascript.</text:p>
      <text:p text:style-name="Standard"><text:tab/><text:tab/>- If the fields are found to be modified the autofill would abort. <text:s/>The lock on</text:p>
      <text:p text:style-name="Standard"><text:tab/><text:tab/>the fields would return to normal so javascript can read them again</text:p>
      <text:p text:style-name="Standard"><text:tab/><text:tab/>- After the autofill successfully takes place, a check is done to match the form action </text:p>
      <text:p text:style-name="Standard"><text:tab/><text:tab/>with the one it has stored. <text:s/>If the domains match then it is allowed to submit. <text:s/>If not <text:tab/><text:tab/><text:tab/>the submit fails and everything is erased.</text:p>
      <text:p text:style-name="Standard"><text:tab/>Server Side Defenses</text:p>
      <text:p text:style-name="Standard"><text:tab/><text:tab/>- Use HTTPS for EVERYTHING ( instead of HTTP for login pages and </text:p>
      <text:p text:style-name="Standard"><text:tab/><text:tab/>then HTTPS to transmit ). <text:s/></text:p>
      <text:p text:style-name="Standard"><text:tab/><text:tab/>- Use <text:s/>HSTS (HTTP Strict Transport Security) to prevent pages for</text:p>
      <text:p text:style-name="Standard"><text:tab/><text:tab/>loading with HTTP</text:p>
      <text:p text:style-name="Standard"><text:tab/><text:tab/>- Use CSP ( Content Security Policy ) to prevent the injection of Javascript directly </text:p>
      <text:p text:style-name="Standard"><text:tab/><text:tab/>into a login page</text:p>
      <text:p text:style-name="Standard"><text:tab/><text:tab/></text:p>
      <text:p text:style-name="Standard"></text:p>
      <text:p text:style-name="P2"/>
      <text:p text:style-name="P2"/>
      <text:p text:style-name="P2"/>
      <text:p text:style-name="P2"><text:soft-page-break/>CONCLUSION</text:p>
      <text:p text:style-name="Standard"></text:p>
      <text:p text:style-name="Standard">Hopefully this presentation gave you a little more insight into the world of password managers. <text:s/>They seem to be a necessary tool these days with all the username and </text:p>
      <text:p text:style-name="Standard">password information we have to manage.</text:p>
      <text:p text:style-name="Standard"></text:p>
      <text:p text:style-name="Standard">Some things I thought about while producing this presentation:</text:p>
      <text:p text:style-name="Standard"></text:p>
      <text:p text:style-name="Standard">Issues with password managers are based more on what happens to the information after it's decrypted rather than how an attacker will break into an encrypted vault.</text:p>
      <text:p text:style-name="Standard"></text:p>
      <text:p text:style-name="Standard">You do have to take a " leap of faith " when working with a password manager and trust that your data is safe. <text:s/>If you use one or decide to use one, make sure you take a good look at what they offer and that they are legit. <text:s/>Some guidelines are in the handout for you to view.</text:p>
      <text:p text:style-name="Standard"></text:p>
      <text:p text:style-name="Standard">I've since upgraded my package with Lastpass to Premium so that I could get the most out of it and I've also turned off my autofill functionality.</text:p>
      <text:p text:style-name="Standard"></text:p>
      <text:p text:style-name="Standar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Sigouin</meta:initial-creator>
    <meta:creation-date>2015-04-22T20:47:09</meta:creation-date>
    <dc:date>2015-04-22T21:32:21</dc:date>
    <dc:creator>Christopher Sigouin</dc:creator>
    <meta:editing-duration>PT13M21S</meta:editing-duration>
    <meta:editing-cycles>2</meta:editing-cycles>
    <meta:generator>OpenOffice/4.1.1$Unix OpenOffice.org_project/411m6$Build-9775</meta:generator>
    <meta:document-statistic meta:table-count="0" meta:image-count="0" meta:object-count="0" meta:page-count="7" meta:paragraph-count="201" meta:word-count="2024" meta:character-count="12102"/>
  </office:meta>
</office:document-meta>
</file>